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6.4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background-color="#b4c7dc"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4c7dc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1 Missing Values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ariable</text:p>
          </table:table-cell>
          <table:table-cell table:style-name="ce6" office:value-type="string" calcext:value-type="string">
            <text:p>Nuniques</text:p>
          </table:table-cell>
          <table:table-cell table:style-name="ce6" office:value-type="string" calcext:value-type="string">
            <text:p>dtype</text:p>
          </table:table-cell>
          <table:table-cell table:style-name="ce6" office:value-type="string" calcext:value-type="string">
            <text:p>Nulls</text:p>
          </table:table-cell>
          <table:table-cell table:style-name="ce6" office:value-type="string" calcext:value-type="string">
            <text:p>Nullpercent</text:p>
          </table:table-cell>
          <table:table-cell table:style-name="ce6" office:value-type="string" calcext:value-type="string">
            <text:p>NuniquePercent</text:p>
          </table:table-cell>
          <table:table-cell table:style-name="ce6" office:value-type="string" calcext:value-type="string">
            <text:p>Value counts Min</text:p>
          </table:table-cell>
          <table:table-cell table:style-name="ce6" office:value-type="string" calcext:value-type="string">
            <text:p>Data cleaning improvement suggestion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fect_of_vehic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4427" calcext:value-type="float">
            <text:p>4427</text:p>
          </table:table-cell>
          <table:table-cell table:style-name="ce7" office:value-type="float" office:value="35.945112" calcext:value-type="float">
            <text:p>35.945112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/>
          <table:table-cell table:style-name="ce3" office:value-type="string" calcext:value-type="string">
            <text:p>Service_year_of_vehicle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928" calcext:value-type="float">
            <text:p>3928</text:p>
          </table:table-cell>
          <table:table-cell table:style-name="ce7" office:value-type="float" office:value="31.893472" calcext:value-type="float">
            <text:p>31.893472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style-name="ce7" office:value-type="float" office:value="3928" calcext:value-type="float">
            <text:p>3928</text:p>
          </table:table-cell>
        </table:table-row>
        <table:table-row table:style-name="ro1">
          <table:table-cell/>
          <table:table-cell table:style-name="ce3" office:value-type="string" calcext:value-type="string">
            <text:p>Work_of_casuality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198" calcext:value-type="float">
            <text:p>3198</text:p>
          </table:table-cell>
          <table:table-cell table:style-name="ce7" office:value-type="float" office:value="25.966223" calcext:value-type="float">
            <text:p>25.966223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7]" office:value-type="float" office:value="3198" calcext:value-type="float">
            <text:p>3198</text:p>
          </table:table-cell>
        </table:table-row>
        <table:table-row table:style-name="ro1">
          <table:table-cell/>
          <table:table-cell table:style-name="ce3" office:value-type="string" calcext:value-type="string">
            <text:p>Fitness_of_casuality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2635" calcext:value-type="float">
            <text:p>2635</text:p>
          </table:table-cell>
          <table:table-cell table:style-name="ce7" office:value-type="float" office:value="21.394933" calcext:value-type="float">
            <text:p>21.394933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Normal</text:p>
          </table:table-cell>
          <table:table-cell table:formula="of:=[.E8]" office:value-type="float" office:value="2635" calcext:value-type="float">
            <text:p>2635</text:p>
          </table:table-cell>
        </table:table-row>
        <table:table-row table:style-name="ro1">
          <table:table-cell/>
          <table:table-cell table:style-name="ce3" office:value-type="string" calcext:value-type="string">
            <text:p>Type_of_vehicle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950" calcext:value-type="float">
            <text:p>950</text:p>
          </table:table-cell>
          <table:table-cell table:style-name="ce7" office:value-type="float" office:value="7.713543" calcext:value-type="float">
            <text:p>7.713543</text:p>
          </table:table-cell>
          <table:table-cell table:style-name="ce7" office:value-type="float" office:value="0.138032" calcext:value-type="float">
            <text:p>0.13803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9]" office:value-type="float" office:value="950" calcext:value-type="float">
            <text:p>950</text:p>
          </table:table-cell>
        </table:table-row>
        <table:table-row table:style-name="ro1">
          <table:table-cell/>
          <table:table-cell table:style-name="ce3" office:value-type="string" calcext:value-type="string">
            <text:p>Types_of_Junctio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887" calcext:value-type="float">
            <text:p>887</text:p>
          </table:table-cell>
          <table:table-cell table:style-name="ce7" office:value-type="float" office:value="7.202014" calcext:value-type="float">
            <text:p>7.202014</text:p>
          </table:table-cell>
          <table:table-cell table:style-name="ce7" office:value-type="float" office:value="0.064956" calcext:value-type="float">
            <text:p>0.06495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0]" office:value-type="float" office:value="887" calcext:value-type="float">
            <text:p>887</text:p>
          </table:table-cell>
        </table:table-row>
        <table:table-row table:style-name="ro1">
          <table:table-cell/>
          <table:table-cell table:style-name="ce3" office:value-type="string" calcext:value-type="string">
            <text:p>Driving_experience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829" calcext:value-type="float">
            <text:p>829</text:p>
          </table:table-cell>
          <table:table-cell table:style-name="ce7" office:value-type="float" office:value="6.731082" calcext:value-type="float">
            <text:p>6.731082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1]" office:value-type="float" office:value="829" calcext:value-type="float">
            <text:p>829</text:p>
          </table:table-cell>
        </table:table-row>
        <table:table-row table:style-name="ro1">
          <table:table-cell/>
          <table:table-cell table:style-name="ce3" office:value-type="string" calcext:value-type="string">
            <text:p>Educational_level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741" calcext:value-type="float">
            <text:p>741</text:p>
          </table:table-cell>
          <table:table-cell table:style-name="ce7" office:value-type="float" office:value="6.016564" calcext:value-type="float">
            <text:p>6.016564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2]" office:value-type="float" office:value="741" calcext:value-type="float">
            <text:p>741</text:p>
          </table:table-cell>
        </table:table-row>
        <table:table-row table:style-name="ro1">
          <table:table-cell/>
          <table:table-cell table:style-name="ce3" office:value-type="string" calcext:value-type="string">
            <text:p>Vehicle_driver_relatio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4.701202" calcext:value-type="float">
            <text:p>4.701202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3]" office:value-type="float" office:value="579" calcext:value-type="float">
            <text:p>579</text:p>
          </table:table-cell>
        </table:table-row>
        <table:table-row table:style-name="ro1">
          <table:table-cell/>
          <table:table-cell table:style-name="ce3" office:value-type="string" calcext:value-type="string">
            <text:p>Owner_of_vehicl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3.913608" calcext:value-type="float">
            <text:p>3.913608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4]" office:value-type="float" office:value="482" calcext:value-type="float">
            <text:p>482</text:p>
          </table:table-cell>
        </table:table-row>
        <table:table-row table:style-name="ro1">
          <table:table-cell/>
          <table:table-cell table:style-name="ce3" office:value-type="string" calcext:value-type="string">
            <text:p>Lanes_or_Median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3.126015" calcext:value-type="float">
            <text:p>3.126015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5]" office:value-type="float" office:value="385" calcext:value-type="float">
            <text:p>385</text:p>
          </table:table-cell>
        </table:table-row>
        <table:table-row table:style-name="ro1">
          <table:table-cell/>
          <table:table-cell table:style-name="ce3" office:value-type="string" calcext:value-type="string">
            <text:p>Vehicle_movement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2.500812" calcext:value-type="float">
            <text:p>2.500812</text:p>
          </table:table-cell>
          <table:table-cell table:style-name="ce7" office:value-type="float" office:value="0.105554" calcext:value-type="float">
            <text:p>0.10555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6]" office:value-type="float" office:value="308" calcext:value-type="float">
            <text:p>308</text:p>
          </table:table-cell>
        </table:table-row>
        <table:table-row table:style-name="ro1">
          <table:table-cell/>
          <table:table-cell table:style-name="ce3" office:value-type="string" calcext:value-type="string">
            <text:p>Area_accident_occured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.940565" calcext:value-type="float">
            <text:p>1.940565</text:p>
          </table:table-cell>
          <table:table-cell table:style-name="ce7" office:value-type="float" office:value="0.113673" calcext:value-type="float">
            <text:p>0.11367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7]" office:value-type="float" office:value="239" calcext:value-type="float">
            <text:p>239</text:p>
          </table:table-cell>
        </table:table-row>
        <table:table-row table:style-name="ro1">
          <table:table-cell/>
          <table:table-cell table:style-name="ce3" office:value-type="string" calcext:value-type="string">
            <text:p>Road_surface_typ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1.396557" calcext:value-type="float">
            <text:p>1.396557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8]" office:value-type="float" office:value="172" calcext:value-type="float">
            <text:p>172</text:p>
          </table:table-cell>
        </table:table-row>
        <table:table-row table:style-name="ro1">
          <table:table-cell/>
          <table:table-cell table:style-name="ce3" office:value-type="string" calcext:value-type="string">
            <text:p>Type_of_collisio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.258525" calcext:value-type="float">
            <text:p>1.258525</text:p>
          </table:table-cell>
          <table:table-cell table:style-name="ce7" office:value-type="float" office:value="0.081195" calcext:value-type="float">
            <text:p>0.08119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19]" office:value-type="float" office:value="155" calcext:value-type="float">
            <text:p>155</text:p>
          </table:table-cell>
        </table:table-row>
        <table:table-row table:style-name="ro1">
          <table:table-cell/>
          <table:table-cell table:style-name="ce3" office:value-type="string" calcext:value-type="string">
            <text:p>Road_allignmen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.152972" calcext:value-type="float">
            <text:p>1.152972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fill missing, fix mixed data types</text:p>
          </table:table-cell>
          <table:table-cell office:value-type="string" calcext:value-type="string">
            <text:p>Unknown</text:p>
          </table:table-cell>
          <table:table-cell table:formula="of:=[.E20]" office:value-type="float" office:value="142" calcext:value-type="float">
            <text:p>142</text:p>
          </table:table-cell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7" office:value-type="float" office:value="1074" calcext:value-type="float">
            <text:p>107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.720364" calcext:value-type="float">
            <text:p>8.72036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mbine rare categorie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use_of_accide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16239" calcext:value-type="float">
            <text:p>0.16239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edestrian_movement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Weather_conditions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73076" calcext:value-type="float">
            <text:p>0.073076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umber_of_casualties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int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64956" calcext:value-type="float">
            <text:p>0.06495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y_of_week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56837" calcext:value-type="float">
            <text:p>0.056837</text:p>
          </table:table-cell>
          <table:table-cell table:style-name="ce7" office:value-type="float" office:value="1467" calcext:value-type="float">
            <text:p>1467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ge_band_of_casualty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244" calcext:value-type="float">
            <text:p>244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Number_of_vehicles_involved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int6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8717" calcext:value-type="float">
            <text:p>0.048717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ge_band_of_driver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40598" calcext:value-type="float">
            <text:p>0.040598</text:p>
          </table:table-cell>
          <table:table-cell table:style-name="ce7" office:value-type="float" office:value="825" calcext:value-type="float">
            <text:p>825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sualty_severit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6" calcext:value-type="float">
            <text:p>26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oad_surface_condition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sualty_clas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1280" calcext:value-type="float">
            <text:p>128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ight_condition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32478" calcext:value-type="float">
            <text:p>0.032478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ex_of_casualt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2620" calcext:value-type="float">
            <text:p>2620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ex_of_drive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178" calcext:value-type="float">
            <text:p>178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ccident_severit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bject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0.024359" calcext:value-type="float">
            <text:p>0.024359</text:p>
          </table:table-cell>
          <table:table-cell table:style-name="ce7" office:value-type="float" office:value="158" calcext:value-type="float">
            <text:p>15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2. Encoding</text:p>
          </table:table-cell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 </text:p>
          </table:table-cell>
          <table:table-cell table:style-name="ce5" office:value-type="string" calcext:value-type="string">
            <text:p>Nuniques</text:p>
          </table:table-cell>
          <table:table-cell table:style-name="ce5" office:value-type="string" calcext:value-type="string">
            <text:p>dtype</text:p>
          </table:table-cell>
          <table:table-cell table:style-name="ce5" office:value-type="string" calcext:value-type="string">
            <text:p>Nulls</text:p>
          </table:table-cell>
          <table:table-cell table:style-name="ce5" office:value-type="string" calcext:value-type="string">
            <text:p>Nullpercent</text:p>
          </table:table-cell>
          <table:table-cell table:style-name="ce5" office:value-type="string" calcext:value-type="string">
            <text:p>NuniquePercent</text:p>
          </table:table-cell>
          <table:table-cell table:style-name="ce5" office:value-type="string" calcext:value-type="string">
            <text:p>Value counts Min</text:p>
          </table:table-cell>
          <table:table-cell table:style-name="ce5" office:value-type="string" calcext:value-type="string">
            <text:p>Type of encoding selected</text:p>
          </table:table-cell>
          <table:table-cell office:value-type="string" calcext:value-type="string">
            <text:p>reason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ime</text:p>
          </table:table-cell>
          <table:table-cell table:style-name="ce8" office:value-type="float" office:value="1074" calcext:value-type="float">
            <text:p>107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.720364" calcext:value-type="float">
            <text:p>8.72036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Cause_of_acciden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6239" calcext:value-type="float">
            <text:p>0.16239</text:p>
          </table:table-cell>
          <table:table-cell table:style-name="ce8" office:value-type="float" office:value="25" calcext:value-type="float">
            <text:p>25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ype_of_vehicle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46151" calcext:value-type="float">
            <text:p>0.146151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ea_accident_occured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13673" calcext:value-type="float">
            <text:p>0.113673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ehicle_movement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105554" calcext:value-type="float">
            <text:p>0.105554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oad_allignment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81195" calcext:value-type="float">
            <text:p>0.081195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Type_of_collisio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81195" calcext:value-type="float">
            <text:p>0.081195</text:p>
          </table:table-cell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Pedestrian_movement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73076" calcext:value-type="float">
            <text:p>0.073076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eather_conditions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73076" calcext:value-type="float">
            <text:p>0.073076</text:p>
          </table:table-cell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Number_of_casualtie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int6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64956" calcext:value-type="float">
            <text:p>0.064956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s_of_Junction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64956" calcext:value-type="float">
            <text:p>0.06495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Work_of_casuality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33" calcext:value-type="float">
            <text:p>33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ay_of_week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1467" calcext:value-type="float">
            <text:p>1467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anes_or_Median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142" calcext:value-type="float">
            <text:p>14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riving_experienc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118" calcext:value-type="float">
            <text:p>118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Educational_level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56837" calcext:value-type="float">
            <text:p>0.056837</text:p>
          </table:table-cell>
          <table:table-cell table:style-name="ce8" office:value-type="float" office:value="45" calcext:value-type="float">
            <text:p>45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ge_band_of_casualty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244" calcext:value-type="float">
            <text:p>244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oad_surface_typ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81" calcext:value-type="float">
            <text:p>81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rvice_year_of_vehicl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282" calcext:value-type="float">
            <text:p>282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Number_of_vehicles_involved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int6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8717" calcext:value-type="float">
            <text:p>0.048717</text:p>
          </table:table-cell>
          <table:table-cell table:style-name="ce8" office:value-type="float" office:value="0" calcext:value-type="float">
            <text:p>0</text:p>
          </table:table-cell>
          <table:table-cell table:style-name="ce9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Fitness_of_casuality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0598" calcext:value-type="float">
            <text:p>0.040598</text:p>
          </table:table-cell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Owner_of_vehicl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0598" calcext:value-type="float">
            <text:p>0.040598</text:p>
          </table:table-cell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ge_band_of_drive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40598" calcext:value-type="float">
            <text:p>0.040598</text:p>
          </table:table-cell>
          <table:table-cell table:style-name="ce8" office:value-type="float" office:value="825" calcext:value-type="float">
            <text:p>825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sualty_severit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26" calcext:value-type="float">
            <text:p>26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Road_surface_condition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Casualty_clas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1280" calcext:value-type="float">
            <text:p>128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Light_conditions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_of_vehicl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36" calcext:value-type="float">
            <text:p>36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Vehicle_driver_relatio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32478" calcext:value-type="float">
            <text:p>0.032478</text:p>
          </table:table-cell>
          <table:table-cell table:style-name="ce8" office:value-type="float" office:value="123" calcext:value-type="float">
            <text:p>123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x_of_casualt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24359" calcext:value-type="float">
            <text:p>0.024359</text:p>
          </table:table-cell>
          <table:table-cell table:style-name="ce8" office:value-type="float" office:value="2620" calcext:value-type="float">
            <text:p>2620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Sex_of_drive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24359" calcext:value-type="float">
            <text:p>0.024359</text:p>
          </table:table-cell>
          <table:table-cell table:style-name="ce8" office:value-type="float" office:value="178" calcext:value-type="float">
            <text:p>178</text:p>
          </table:table-cell>
          <table:table-cell table:style-name="ce9" office:value-type="string" calcext:value-type="string">
            <text:p>One Hot Encoding</text:p>
          </table:table-cell>
          <table:table-cell office:value-type="string" calcext:value-type="string">
            <text:p>Is not an ordinal featu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ccident_severit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bject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0.024359" calcext:value-type="float">
            <text:p>0.024359</text:p>
          </table:table-cell>
          <table:table-cell table:style-name="ce8" office:value-type="float" office:value="158" calcext:value-type="float">
            <text:p>158</text:p>
          </table:table-cell>
          <table:table-cell table:style-name="ce9" office:value-type="string" calcext:value-type="string">
            <text:p>Label Encoding</text:p>
          </table:table-cell>
          <table:table-cell office:value-type="string" calcext:value-type="string">
            <text:p>it is an ordinal feature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5" office:value-type="string" calcext:value-type="string">
            <text:p>Cause_of_accident</text:p>
          </table:table-cell>
          <table:table-cell table:number-columns-repeated="6"/>
          <table:table-cell table:style-name="ce5" office:value-type="string" calcext:value-type="string">
            <text:p>Day_of_wee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_of_vehicle</text:p>
          </table:table-cell>
          <table:table-cell table:number-columns-repeated="6"/>
          <table:table-cell table:style-name="ce5" office:value-type="string" calcext:value-type="string">
            <text:p>Driving_experienc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Area_accident_occured</text:p>
          </table:table-cell>
          <table:table-cell table:number-columns-repeated="6"/>
          <table:table-cell table:style-name="ce5" office:value-type="string" calcext:value-type="string">
            <text:p>Educational_level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Vehicle_movement</text:p>
          </table:table-cell>
          <table:table-cell table:number-columns-repeated="6"/>
          <table:table-cell table:style-name="ce5" office:value-type="string" calcext:value-type="string">
            <text:p>Age_band_of_casualty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Road_allignment</text:p>
          </table:table-cell>
          <table:table-cell table:number-columns-repeated="6"/>
          <table:table-cell table:style-name="ce5" office:value-type="string" calcext:value-type="string">
            <text:p>Service_year_of_vehicle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_of_collision</text:p>
          </table:table-cell>
          <table:table-cell table:number-columns-repeated="6"/>
          <table:table-cell table:style-name="ce5" office:value-type="string" calcext:value-type="string">
            <text:p>Age_band_of_driv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Pedestrian_movement</text:p>
          </table:table-cell>
          <table:table-cell table:number-columns-repeated="6"/>
          <table:table-cell table:style-name="ce5" office:value-type="string" calcext:value-type="string">
            <text:p>Casualty_severity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Weather_conditions</text:p>
          </table:table-cell>
          <table:table-cell table:number-columns-repeated="6"/>
          <table:table-cell table:style-name="ce5" office:value-type="string" calcext:value-type="string">
            <text:p>Accident_severity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ypes_of_Junction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Work_of_casuality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Lanes_or_Median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oad_surface_typ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Fitness_of_casuality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Owner_of_vehicl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Road_surface_condition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Casualty_clas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Light_conditions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Defect_of_vehicl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Vehicle_driver_relation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ex_of_casualty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Sex_of_driver</text:p>
          </table:table-cell>
          <table:table-cell table:number-columns-repeated="9"/>
        </table:table-row>
        <table:table-row table:style-name="ro1" table:number-rows-repeated="104847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Hoja1.B40:Hoja1.J7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22:59:28.683126751</meta:creation-date>
    <dc:date>2023-04-12T20:17:33.282000000</dc:date>
    <meta:editing-duration>PT7H10M21S</meta:editing-duration>
    <meta:editing-cycles>2</meta:editing-cycles>
    <meta:generator>LibreOffice/7.3.6.2$Windows_X86_64 LibreOffice_project/c28ca90fd6e1a19e189fc16c05f8f8924961e12e</meta:generator>
    <meta:document-statistic meta:table-count="1" meta:cell-count="603" meta:object-count="0"/>
  </office:meta>
</office:document-meta>
</file>